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ORDOVA MUÑOZ, GIOVANA JUL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0663842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TIP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6840416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ORDOVA MUÑOZ, GIOVANA JULY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0663842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3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3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461415</text:p>
          </table:table-cell>
          <table:table-cell table:style-name="Tabla2.D3" office:value-type="string">
            <text:p text:style-name="P17">36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8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13:36:2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